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5.5pt" fo:letter-spacing="normal" fo:font-style="normal" fo:font-weight="normal" style:font-size-asian="15.5pt" style:font-size-complex="15.5pt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5.5pt" officeooo:paragraph-rsid="001ca421" style:font-size-asian="15.5pt" style:font-size-complex="15.5pt"/>
    </style:style>
    <style:style style:name="P3" style:family="paragraph" style:parent-style-name="Text_20_body">
      <style:paragraph-properties fo:margin-top="0cm" fo:margin-bottom="1.323cm" loext:contextual-spacing="false" fo:line-height="100%" fo:text-align="center" style:justify-single-word="false" fo:orphans="2" fo:widows="2"/>
      <style:text-properties fo:font-variant="normal" fo:text-transform="none" style:use-window-font-color="true" style:font-name="Arial" fo:font-size="15.5pt" fo:letter-spacing="normal" fo:font-style="normal" fo:font-weight="normal" officeooo:paragraph-rsid="001fb9ff" style:font-size-asian="15.5pt" style:font-size-complex="15.5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5.5pt" fo:letter-spacing="normal" fo:font-style="normal" fo:font-weight="normal" officeooo:paragraph-rsid="001ca421" style:font-size-asian="15.5pt" style:font-size-complex="15.5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9pt" fo:letter-spacing="normal" fo:font-style="normal" fo:font-weight="normal" style:font-size-asian="19pt" style:font-size-complex="19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9pt" fo:letter-spacing="normal" fo:font-style="normal" fo:font-weight="normal" officeooo:rsid="0022afa6" officeooo:paragraph-rsid="0022afa6" style:font-size-asian="19pt" style:font-size-complex="19pt" loext:padding="0cm" loext:border="none"/>
    </style:style>
    <style:style style:name="P7" style:family="paragraph" style:parent-style-name="Text_20_body">
      <style:paragraph-properties fo:margin-left="0.079cm" fo:margin-right="0cm" fo:margin-top="0cm" fo:margin-bottom="0.529cm" loext:contextual-spacing="false" fo:line-height="100%" fo:text-align="end" style:justify-single-word="false" fo:orphans="2" fo:widows="2" fo:text-indent="0cm" style:auto-text-indent="false"/>
      <style:text-properties fo:font-variant="normal" fo:text-transform="none" fo:color="#444444" fo:letter-spacing="normal"/>
    </style:style>
    <style:style style:name="P8" style:family="paragraph" style:parent-style-name="Text_20_body">
      <style:paragraph-properties fo:margin-top="0.053cm" fo:margin-bottom="0.661cm" loext:contextual-spacing="false" fo:line-height="100%" fo:text-align="end" style:justify-single-word="false" fo:orphans="2" fo:widows="2"/>
      <style:text-properties fo:font-variant="normal" fo:text-transform="none" fo:color="#999999" style:font-name="Tahoma" fo:font-size="8.25pt" fo:letter-spacing="normal" fo:font-style="normal" fo:font-weight="normal"/>
    </style:style>
    <style:style style:name="P9" style:family="paragraph" style:parent-style-name="Text_20_body">
      <style:paragraph-properties fo:margin-top="0cm" fo:margin-bottom="1.323cm" loext:contextual-spacing="false" fo:line-height="100%" fo:text-align="center" style:justify-single-word="false" fo:orphans="2" fo:widows="2"/>
      <style:text-properties fo:font-variant="normal" fo:text-transform="none" style:use-window-font-color="true" style:font-name="Arial" fo:font-size="19pt" fo:letter-spacing="normal" fo:font-style="normal" fo:font-weight="normal" style:font-size-asian="19pt" style:font-size-complex="19pt" loext:padding="0cm" loext:border="none"/>
    </style:style>
    <style:style style:name="P10" style:family="paragraph" style:parent-style-name="Heading_20_1" style:master-page-name="Standard">
      <style:paragraph-properties fo:line-height="100%" fo:text-align="center" style:justify-single-word="false" style:page-number="auto"/>
      <style:text-properties officeooo:paragraph-rsid="001494a9"/>
    </style:style>
    <style:style style:name="P11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9pt" officeooo:paragraph-rsid="002166de" style:font-size-asian="19pt" style:font-size-complex="19pt"/>
    </style:style>
    <style:style style:name="T1" style:family="text">
      <style:text-properties fo:color="#444444" style:font-name="sans-serif" fo:font-size="11.25pt" fo:font-weight="bold"/>
    </style:style>
    <style:style style:name="T2" style:family="text">
      <style:text-properties fo:font-variant="normal" fo:text-transform="none" fo:color="#b7b700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b7b700" style:text-line-through-style="none" style:text-line-through-type="none" style:font-name="Arial" fo:font-size="14.25pt" fo:letter-spacing="-0.026cm" fo:font-style="normal" style:text-underline-style="none" fo:font-weight="bold" officeooo:rsid="002166de" style:text-blinking="false" loext:padding="0cm" loext:border="none"/>
    </style:style>
    <style:style style:name="T4" style:family="text">
      <style:text-properties fo:font-variant="normal" fo:text-transform="none" fo:color="#444444" style:font-name="Arial" fo:font-size="14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44444" style:font-name="Arial" fo:font-size="14.25pt" fo:letter-spacing="normal" fo:font-style="normal" fo:font-weight="normal" officeooo:rsid="002166de" loext:padding="0cm" loext:border="none"/>
    </style:style>
    <style:style style:name="T6" style:family="text">
      <style:text-properties fo:font-variant="normal" fo:text-transform="none" style:font-name="Arial" fo:font-size="14.25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Arial" fo:font-size="14.25pt" fo:letter-spacing="normal" fo:font-style="normal" fo:font-weight="normal" officeooo:rsid="002166de" loext:padding="0cm" loext:border="none"/>
    </style:style>
    <style:style style:name="T8" style:family="text">
      <style:text-properties fo:font-variant="normal" fo:text-transform="none" style:font-name="Arial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Arial" fo:letter-spacing="normal" fo:font-style="normal" fo:font-weight="normal" officeooo:rsid="001ca421" loext:padding="0cm" loext:border="none"/>
    </style:style>
    <style:style style:name="T10" style:family="text">
      <style:text-properties fo:font-variant="normal" fo:text-transform="none" style:font-name="Arial" fo:letter-spacing="normal" fo:font-style="normal" fo:font-weight="normal" officeooo:rsid="002166de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Arial" fo:font-size="24pt" fo:letter-spacing="-0.026cm" fo:font-style="normal" style:text-underline-style="none" fo:font-weight="normal" officeooo:rsid="001ca421" style:text-blinking="false" style:font-size-asian="24pt" style:font-weight-asian="normal" style:font-size-complex="24pt" style:font-weight-complex="normal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Arial" fo:font-size="14.25pt" fo:letter-spacing="-0.026cm" fo:font-style="normal" style:text-underline-style="none" fo:font-weight="bold" officeooo:rsid="002166de" style:text-blinking="false" loext:padding="0cm" loext:border="none"/>
    </style:style>
    <style:style style:name="T14" style:family="text">
      <style:text-properties fo:font-variant="normal" fo:text-transform="none" style:use-window-font-color="true" style:font-name="Arial" fo:font-size="18.75pt" fo:letter-spacing="-0.026cm" fo:font-style="normal" fo:font-weight="bold" officeooo:rsid="00109063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style:use-window-font-color="true" style:font-name="Arial" fo:font-size="28pt" fo:letter-spacing="-0.026cm" fo:font-style="normal" fo:font-weight="bold" officeooo:rsid="00109063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Arial" fo:font-size="10pt" fo:letter-spacing="-0.026cm" fo:font-style="normal" style:text-underline-style="none" fo:font-weight="bold" style:text-blinking="false" style:font-size-asian="10pt" style:font-size-complex="10pt" loext:padding="0cm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0pt" fo:letter-spacing="-0.026cm" fo:font-style="normal" style:text-underline-style="none" fo:font-weight="bold" officeooo:rsid="001ca421" style:text-blinking="false" style:font-size-asian="10pt" style:font-size-complex="10pt" loext:padding="0cm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bold" officeooo:rsid="002166de" style:text-blinking="false" style:font-size-asian="24pt" style:font-size-complex="24pt" loext:padding="0cm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normal" officeooo:rsid="001ca421" style:text-blinking="false" style:font-size-asian="24pt" style:font-weight-asian="normal" style:font-size-complex="24pt" style:font-weight-complex="normal" loext:padding="0cm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normal" officeooo:rsid="002166de" style:text-blinking="false" style:font-size-asian="24pt" style:font-weight-asian="normal" style:font-size-complex="24pt" style:font-weight-complex="normal" loext:padding="0cm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Arial" fo:font-size="14.25pt" fo:letter-spacing="-0.026cm" fo:font-style="normal" style:text-underline-style="none" fo:font-weight="bold" officeooo:rsid="002166de" style:text-blinking="false" loext:padding="0cm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Arial" fo:font-size="14.25pt" fo:letter-spacing="-0.026cm" fo:font-style="normal" style:text-underline-style="none" fo:font-weight="normal" style:text-blinking="false" style:font-weight-asian="normal" style:font-weight-complex="normal" loext:padding="0cm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Arial" fo:font-size="26pt" fo:letter-spacing="-0.026cm" fo:font-style="normal" style:text-underline-style="none" fo:font-weight="normal" officeooo:rsid="001ca421" style:text-blinking="false" style:font-size-asian="26pt" style:font-weight-asian="normal" style:font-size-complex="26pt" style:font-weight-complex="normal" loext:padding="0cm" loext:border="none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rial" fo:font-size="26pt" fo:letter-spacing="-0.026cm" fo:font-style="normal" style:text-underline-style="none" fo:font-weight="bold" officeooo:rsid="001ca421" style:text-blinking="false" style:font-size-asian="26pt" style:font-weight-asian="bold" style:font-size-complex="26pt" style:font-weight-complex="bold" loext:padding="0cm" loext:border="none"/>
    </style:style>
    <style:style style:name="T26" style:family="text">
      <style:text-properties fo:font-variant="normal" fo:text-transform="none" fo:color="#ce181e" style:text-line-through-style="none" style:text-line-through-type="none" style:font-name="Arial" fo:font-size="24pt" fo:letter-spacing="-0.026cm" fo:font-style="normal" style:text-underline-style="none" fo:font-weight="normal" officeooo:rsid="001ca421" style:text-blinking="false" style:font-size-asian="24pt" style:font-weight-asian="normal" style:font-size-complex="24pt" style:font-weight-complex="normal" loext:padding="0cm" loext:border="none"/>
    </style:style>
    <style:style style:name="T27" style:family="text">
      <style:text-properties fo:font-variant="normal" fo:text-transform="none" fo:color="#ce181e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28" style:family="text">
      <style:text-properties fo:font-variant="normal" fo:text-transform="none" fo:color="#ce181e" style:text-line-through-style="none" style:text-line-through-type="none" style:font-name="Arial" fo:font-size="14.25pt" fo:letter-spacing="-0.026cm" fo:font-style="normal" style:text-underline-style="none" fo:font-weight="bold" officeooo:rsid="002166de" style:text-blinking="false" loext:padding="0cm" loext:border="none"/>
    </style:style>
    <style:style style:name="T29" style:family="text">
      <style:text-properties officeooo:rsid="001dc10b"/>
    </style:style>
    <style:style style:name="T30" style:family="text">
      <style:text-properties style:use-window-font-color="true" style:text-line-through-style="none" style:text-line-through-type="none" fo:font-size="24pt" style:text-underline-style="none" fo:font-weight="normal" officeooo:rsid="001ca421" style:text-blinking="false" style:font-size-asian="24pt" style:font-weight-asian="normal" style:font-size-complex="24pt" style:font-weight-complex="normal"/>
    </style:style>
    <style:style style:name="T31" style:family="text">
      <style:text-properties officeooo:rsid="002166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25">E Se Tudo Der Errado</text:span><text:span text:style-name="T19"><text:tab/></text:span><text:a xlink:type="simple" xlink:href="https://www.letras.mus.br/pr-lucas/" text:style-name="Internet_20_link" text:visited-style-name="Visited_20_Internet_20_Link"><text:span text:style-name="T23">Pr. Lucas</text:span></text:a><text:span text:style-name="T21"><text:tab/></text:span><text:span text:style-name="T20">[ <text:s/>46 <text:s/>]</text:span></text:h>
      <text:h text:style-name="P11" text:outline-level="2"><text:span text:style-name="T8">E se tudo der errado?<text:line-break/>E se o mundo desabar ao meu lado?<text:line-break/>Eu não temerei, </text:span><text:span text:style-name="T10">Eu não temerei</text:span><text:span text:style-name="T8"><text:line-break/>E se as portas se fecharem?<text:line-break/>E se os meus sonhos se frustrarem?</text:span></text:h>
      <text:p text:style-name="P9">Pra onde irei? <text:span text:style-name="T31">Pra onde irei?</text:span></text:p>
      <text:p text:style-name="P5">Quando o vento soprar e o meu barco balançar<text:line-break/><text:span text:style-name="T31">E o</text:span> medo me envolver se o mar não se acalmar<text:line-break/>Eu vou me ajoelhar e crer</text:p>
      <text:p text:style-name="P5"/>
      <text:p text:style-name="P5">E <text:span text:style-name="T31">E</text:span>le vem saltando sobre os montes<text:line-break/>Com o seu amor me socorrer<text:line-break/>Ele é mais forte que o vento que sopra<text:line-break/>E em seus braços posso me esconder<text:line-break/>E ele vem saltando sobre os montes<text:line-break/>Com o seu amor me socorrer<text:line-break/>Ele é mais forte que o vento que sopra<text:line-break/>Ele me diz tudo é possível ao que crê</text:p>
      <text:p text:style-name="P6">uou ou uou ou</text:p>
      <text:p text:style-name="P6">tudo é possível ao que crer</text:p>
      <text:p text:style-name="P6">uou ou uou ou</text:p>
      <text:p text:style-name="P5"/>
      <text:p text:style-name="P5">Por que te abates, oh minha alma?<text:line-break/>E te comoves, perdendo a calma?<text:line-break/>Não tenhas medo, em Deus espera<text:line-break/>Porque bem cedo Jesus vir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8-03-24T16:38:52.556000000</dc:date>
    <meta:editing-duration>PT44M54S</meta:editing-duration>
    <meta:editing-cycles>24</meta:editing-cycles>
    <meta:generator>LibreOffice/6.0.2.1$Windows_X86_64 LibreOffice_project/f7f06a8f319e4b62f9bc5095aa112a65d2f3ac89</meta:generator>
    <meta:print-date>2017-11-02T16:02:21.550682606</meta:print-date>
    <meta:document-statistic meta:table-count="0" meta:image-count="0" meta:object-count="0" meta:page-count="1" meta:paragraph-count="9" meta:word-count="172" meta:character-count="783" meta:non-whitespace-character-count="618"/>
  </office:meta>
</office:document-meta>
</file>